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E0811E7B2791660D0C.tif" manifest:media-type="image/tiff"/>
  <manifest:file-entry manifest:full-path="Pictures/10000201000003ED00000289892FB64E7C91C4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greyscale" draw:luminance="12%" draw:contrast="12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8.264cm" svg:x="1cm" svg:y="1cm">
          <draw:image xlink:href="Pictures/10000201000003ED00000289892FB64E7C91C4CA.png" xlink:type="simple" xlink:show="embed" xlink:actuate="onLoad" draw:mime-type="image/png">
            <text:p/>
          </draw:image>
        </draw:frame>
        <draw:frame draw:style-name="gr2" draw:text-style-name="P1" draw:layer="layout" svg:width="4.962cm" svg:height="3.969cm" svg:x="8.837cm" svg:y="5.235cm">
          <draw:image xlink:href="Pictures/1000020100000258000001E0811E7B2791660D0C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131 754" svg:d="M566 0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8T15:09:00.381290017</dc:date>
    <meta:editing-duration>PT2H5M32S</meta:editing-duration>
    <meta:editing-cycles>37</meta:editing-cycles>
    <meta:generator>LibreOffice/7.1.4.2$Linux_X86_64 LibreOffice_project/10$Build-2</meta:generator>
    <dc:creator>Alexander Refsum Jensenius</dc:creator>
    <meta:document-statistic meta:object-count="2"/>
  </office:meta>
</office:document-meta>
</file>